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06FE76A2AABECF5D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06FE76A2AABECF5D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María unge a Jesús</text:span></text:p>
            <text:p text:style-name="P3"><text:span text:style-name="T2">(Juan 12.1-1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20T14:02:36.656000000</dc:date>
    <meta:editing-duration>PT2H34M32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